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Controller.enigm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vcReuseTests.sessionAttributesAreClearedBetweenInv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ockMvcReuseTests.requestParametersAreClearedBetweenInv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fig.my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Controller.hell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vcReuseTests.MockMvcReuseTests( WebApplicationContext wa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